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weight="bold" fo:background-color="#00a933" style:font-weight-asian="bold" style:font-weight-complex="bold"/>
    </style:style>
    <style:style style:name="P4" style:family="paragraph" style:parent-style-name="Standard">
      <style:text-properties style:font-name="Arial1" fo:font-size="20pt" style:font-size-asian="20pt" style:font-size-complex="20pt"/>
    </style:style>
    <style:style style:name="P5" style:family="paragraph" style:parent-style-name="Standard"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1" fo:background-color="#00a933"/>
    </style:style>
    <style:style style:name="P7" style:family="paragraph" style:parent-style-name="Standard">
      <style:text-properties style:font-name="Arial1" fo:background-color="#ff0000"/>
    </style:style>
    <style:style style:name="P8" style:family="paragraph" style:parent-style-name="Standard">
      <style:text-properties fo:color="#c9211e" loext:opacity="100%" style:font-name="Arial1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rial1" fo:background-color="#2a6099"/>
    </style:style>
    <style:style style:name="P10" style:family="paragraph" style:parent-style-name="Standard">
      <style:text-properties style:font-name="Arial1" fo:background-color="#ff0000"/>
    </style:style>
    <style:style style:name="T1" style:family="text">
      <style:text-properties fo:background-color="#00a933" loext:char-shading-value="0"/>
    </style:style>
    <style:style style:name="T2" style:family="text">
      <style:text-properties fo:background-color="#ff0000" loext:char-shading-value="0"/>
    </style:style>
    <style:style style:name="T3" style:family="text">
      <style:text-properties officeooo:rsid="002c54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ÓDULO 2. MF0492_3 PROGRAMACIÓN WEB EN EL ENTORNO SERVIDOR</text:p>
      <text:p text:style-name="P4"/>
      <text:p text:style-name="P5">UNIDAD FORMATIVA 1. UF1844 DESARROLLO DE APLICACIONES WEB EN EL ENTORNO SERVIDOR</text:p>
      <text:p text:style-name="P1"/>
      <text:p text:style-name="P1">UNIDAD DIDÁCTICA 1. EL PROCESO DEL DESARROLLO DE SOFTWARE</text:p>
      <text:p text:style-name="P1"/>
      <text:p text:style-name="P1">1.<text:span text:style-name="T1"> Modelos del ciclo de vida del software.</text:span></text:p>
      <text:p text:style-name="P10">2. Análisis y especificación de requisitos.</text:p>
      <text:p text:style-name="P10">3. Diseño.</text:p>
      <text:p text:style-name="P10">4. Implementación. Conceptos generales de desarrollo de software.</text:p>
      <text:p text:style-name="P10">5. Validación y verificación de sistemas.</text:p>
      <text:p text:style-name="P10">6. Pruebas de software.</text:p>
      <text:p text:style-name="P10">7. Calidad del software.</text:p>
      <text:p text:style-name="P10">8. Herramientas de uso común para el desarrollo de software</text:p>
      <text:p text:style-name="P10">9. Gestión de proyectos de desarrollo de software.</text:p>
      <text:p text:style-name="P1"/>
      <text:p text:style-name="P2">UNIDAD DIDÁCTICA 2. LA ORIENTACIÓN A OBJETOS</text:p>
      <text:p text:style-name="P1"/>
      <text:p text:style-name="P6">1. Principios de la orientación a objetos. Comparación con la programación estructurada.</text:p>
      <text:p text:style-name="P6">2. Clases de objetos.</text:p>
      <text:p text:style-name="P6">3. Objetos.</text:p>
      <text:p text:style-name="P10">4. Herencia.</text:p>
      <text:p text:style-name="P10">5. Modularidad.</text:p>
      <text:p text:style-name="P10">6. Genericidad y sobrecarga.</text:p>
      <text:p text:style-name="P10">7. Desarrollo orientado a objetos.</text:p>
      <text:p text:style-name="P10">8. Lenguajes de modelización en el desarrollo orientado a objetos.</text:p>
      <text:p text:style-name="P1"/>
      <text:p text:style-name="P3">UNIDAD DIDÁCTICA 3. ARQUITECTURAS WEB</text:p>
      <text:p text:style-name="P6"/>
      <text:p text:style-name="P6">1. Concepto de arquitectura web.</text:p>
      <text:p text:style-name="P6">2. El modelo de capas.</text:p>
      <text:p text:style-name="P6">3. Plataformas para el desarrollo en las capas servidor.</text:p>
      <text:p text:style-name="P6">4. Herramientas de desarrollo orientadas a servidor de aplicaciones web.</text:p>
      <text:p text:style-name="P1"/>
      <text:p text:style-name="P2">UNIDAD DIDÁCTICA 4. LENGUAJES DE PROGRAMACIÓN DE APLICACIONES WEB EN EL LADO SERVIDOR</text:p>
      <text:p text:style-name="P1"/>
      <text:p text:style-name="P9">1. Características de los lenguajes de programación web en servidor.</text:p>
      <text:p text:style-name="P9">2. Tipos y características de los lenguajes de uso común.</text:p>
      <text:p text:style-name="P9">3. Criterios en la elección de un lenguaje de programación web en servidor. Ventajas e inconvenientes.</text:p>
      <text:p text:style-name="P9">4. Características generales. → <text:span text:style-name="T3">Esto se repite en otros capítulos de los libros</text:span></text:p>
      <text:p text:style-name="P7">5. Gestión de la configuración.</text:p>
      <text:p text:style-name="P7">6. Gestión de la seguridad.</text:p>
      <text:p text:style-name="P7">7. Gestión de errores.</text:p>
      <text:p text:style-name="P7">8. Transacciones y persistencia.</text:p>
      <text:p text:style-name="P7">9. Componentes en servidor. Ventajas e inconvenientes en el uso de contenedores de componentes.</text:p>
      <text:p text:style-name="P1"><text:soft-page-break/>10. <text:span text:style-name="T1">Modelos de desarrollo. El modelo vista controlador.</text:span></text:p>
      <text:p text:style-name="P1">11. <text:span text:style-name="T1">Eventos e interfaz de usuario.</text:span></text:p>
      <text:p text:style-name="P1">12. <text:span text:style-name="T2">Documentación del software. Inclusión en código fuente. Generadores de documentación.</text:span></text:p>
      <text:p text:style-name="P1"/>
      <text:p text:style-name="P5">UNIDAD FORMATIVA 2. UF1845 ACCESO A DATOS EN APLICACIONES WEB DEL ENTORNO SERVIDOR</text:p>
      <text:p text:style-name="P1"/>
      <text:p text:style-name="P2">UNIDAD DIDÁCTICA 1. MODELOS DE DATOS</text:p>
      <text:p text:style-name="P1"/>
      <text:p text:style-name="P1">1. <text:span text:style-name="T1">Concepto de dato. Ciclo de vida de los datos.</text:span></text:p>
      <text:p text:style-name="P6">2. Tipos de datos.</text:p>
      <text:p text:style-name="P6">3. Definición de un modelo conceptual.</text:p>
      <text:p text:style-name="P6">4. El modelo relacional.</text:p>
      <text:p text:style-name="P1">5. <text:span text:style-name="T2">Construcción del modelo lógico de datos.</text:span></text:p>
      <text:p text:style-name="P7">6. El modelo físico de datos. Ficheros de datos.</text:p>
      <text:p text:style-name="P7">7. Transformación de un modelo lógico en un modelo físico de datos.</text:p>
      <text:p text:style-name="P7">8. Herramientas para la realización de modelos de datos.</text:p>
      <text:p text:style-name="P1"/>
      <text:p text:style-name="P2">UNIDAD DIDÁCTICA 2. SISTEMAS DE GESTIÓN DE BASES DE DATOS (SGBD)</text:p>
      <text:p text:style-name="P1"/>
      <text:p text:style-name="P1">1. <text:span text:style-name="T1">Definición de SGBD.</text:span></text:p>
      <text:p text:style-name="P6">2. Componentes de un SGDB. Estructura.</text:p>
      <text:p text:style-name="P6">3. Terminología de SGDB.</text:p>
      <text:p text:style-name="P6">4. Administración de un SGDB.</text:p>
      <text:p text:style-name="P6">5. Soluciones de SGBD.</text:p>
      <text:p text:style-name="P6">6. Criterios para la selección de SGBD comerciales.</text:p>
      <text:p text:style-name="P1"/>
      <text:p text:style-name="P2">UNIDAD DIDÁCTICA 3. LENGUAJES DE GESTIÓN DE BASES DE DATOS. EL ESTÁNDAR SQL</text:p>
      <text:p text:style-name="P1"/>
      <text:p text:style-name="P1">1. <text:span text:style-name="T1">Descripción del estándar SQL.</text:span></text:p>
      <text:p text:style-name="P6">2. Creación de bases de datos.</text:p>
      <text:p text:style-name="P6">3. Gestión de registros en tablas.</text:p>
      <text:p text:style-name="P6">4. Consultas.</text:p>
      <text:p text:style-name="P6">5. Conversión, generación y manipulación de datos.</text:p>
      <text:p text:style-name="P6">6. Consultas múltiples. Uniones (joins).</text:p>
      <text:p text:style-name="P6">7. Agrupaciones.</text:p>
      <text:p text:style-name="P6">8. Vistas.</text:p>
      <text:p text:style-name="P6">9. Funciones avanzadas.</text:p>
      <text:p text:style-name="P1"/>
      <text:p text:style-name="P2">UNIDAD DIDÁCTICA 4. LENGUAJES DE MARCAS DE USO COMÚN EN EL LADO SERVIDOR</text:p>
      <text:p text:style-name="P1"/>
      <text:p text:style-name="P1">1. <text:span text:style-name="T1">Origen e historia de los lenguajes de marcas. El estándar XML.</text:span></text:p>
      <text:p text:style-name="P6">2. Características de XML.</text:p>
      <text:p text:style-name="P6">3. Estructura de XML.</text:p>
      <text:p text:style-name="P6">4. Estándares basados en XML.</text:p>
      <text:p text:style-name="P6">5. Análisis XML.</text:p>
      <text:p text:style-name="P6">6. Uso de XML en el intercambio de información.</text:p>
      <text:p text:style-name="P1"/>
      <text:p text:style-name="P5"><text:soft-page-break/>UNIDAD FORMATIVA 3. UF1846 DESARROLLO DE APLICACIONES WEB DISTRIBUIDAS</text:p>
      <text:p text:style-name="P1"/>
      <text:p text:style-name="P2">UNIDAD DIDÁCTICA 1. ARQUITECTURAS DISTRIBUIDAS ORIENTADAS A SERVICIOS</text:p>
      <text:p text:style-name="P1"/>
      <text:p text:style-name="P1">1. Características generales de las arquitecturas de servicios distribuidos.</text:p>
      <text:p text:style-name="P1">2. Modelo conceptual de las arquitecturas orientadas a servicios</text:p>
      <text:p text:style-name="P1">3. Aspectos de seguridad en arquitecturas orientadas a servicios</text:p>
      <text:p text:style-name="P1">4. Implementación de arquitecturas orientadas a servicios mediante tecnologías web</text:p>
      <text:p text:style-name="P1">5. Implementación de la seguridad en arquitecturas orientadas a servicios</text:p>
      <text:p text:style-name="P1">6. Directorios de servicios</text:p>
      <text:p text:style-name="P1"/>
      <text:p text:style-name="P2">UNIDAD DIDÁCTICA 2. PROGRAMACIÓN DE SERVICIOS WEB EN ENTORNOS</text:p>
      <text:p text:style-name="P2">DISTRIBUIDOS</text:p>
      <text:p text:style-name="P1"/>
      <text:p text:style-name="P1">1. Componentes software para el acceso a servicios distribuidos</text:p>
      <text:p text:style-name="P1">2. Programación de diferentes tipos de acceso a servicios</text:p>
      <text:p text:style-name="P1">3. Herramientas para la programación de servicios web</text:p>
      <text:p text:style-name="P1"/>
      <text:p text:style-name="P8">MÓDULO 3. MF0493_3 IMPLANTACIÓN DE APLICACIONES WEB EN ENTORNOS INTERNET, INTRANET Y EXTRANET</text:p>
      <text:p text:style-name="P1"/>
      <text:p text:style-name="P2">UNIDAD DIDÁCTICA 1. INTERNET</text:p>
      <text:p text:style-name="P1"/>
      <text:p text:style-name="P1">1. Breve historia y origen de Internet.</text:p>
      <text:p text:style-name="P1">2. Principales servicios ofrecidos por Internet.</text:p>
      <text:p text:style-name="P1">3. La tecnología de Internet.</text:p>
      <text:p text:style-name="P1">4. Redes TCP/IP.</text:p>
      <text:p text:style-name="P1">5. Consideraciones de seguridad. Cortafuegos.</text:p>
      <text:p text:style-name="P1"/>
      <text:p text:style-name="P2">UNIDAD DIDÁCTICA 2. LA WORLD WIDE WEB</text:p>
      <text:p text:style-name="P1"/>
      <text:p text:style-name="P1">1. Breve historia de la World Wide Web.</text:p>
      <text:p text:style-name="P1">2. Arquitectura general de la Web.</text:p>
      <text:p text:style-name="P1">3. El cliente web.</text:p>
      <text:p text:style-name="P1">4. Servidores web.</text:p>
      <text:p text:style-name="P1">5. Servidores de aplicaciones.</text:p>
      <text:p text:style-name="P1">6. Servidores de bases de datos.</text:p>
      <text:p text:style-name="P1">7. Servidores complementarios en una arquitectura web.</text:p>
      <text:p text:style-name="P1">8. Características.</text:p>
      <text:p text:style-name="P1">9. Infraestructura hardware y software para servidores de Internet.</text:p>
      <text:p text:style-name="P1"/>
      <text:p text:style-name="P2">UNIDAD DIDÁCTICA 3. APLICACIONES WEB</text:p>
      <text:p text:style-name="P1"/>
      <text:p text:style-name="P1">1. Evolución y tipos de aplicaciones informáticas.</text:p>
      <text:p text:style-name="P1">2. Tecnologías de desarrollo de aplicaciones.</text:p>
      <text:p text:style-name="P1">3. Tecnologías específicas para el desarrollo web.</text:p>
      <text:p text:style-name="P1"/>
      <text:p text:style-name="P2"><text:soft-page-break/>UNIDAD DIDÁCTICA 4. DESARROLLO Y DESPLIEGUE DE APLICACIONES WEB</text:p>
      <text:p text:style-name="P1"/>
      <text:p text:style-name="P1">1. Modelos básicos de desarrollo de aplicaciones web. El modelo vista-controlador (MVC).</text:p>
      <text:p text:style-name="P1">2. Herramientas de desarrollo web de uso común.</text:p>
      <text:p text:style-name="P1">3. Políticas de desarrollo y pruebas de aplicaciones web.</text:p>
      <text:p text:style-name="P1">4. Seguridad en una aplicación web.</text:p>
      <text:p text:style-name="P1">5. Certificados digitales.</text:p>
      <text:p text:style-name="P1">6. Despliegue de aplicaciones web.</text:p>
      <text:p text:style-name="P1"/>
      <text:p text:style-name="P2">UNIDAD DIDÁCTICA 5. VERIFICACIÓN DE APLICACIONES WEB</text:p>
      <text:p text:style-name="P1"/>
      <text:p text:style-name="P1">1. Características de un proceso de pruebas.</text:p>
      <text:p text:style-name="P1">2. Tipos de pruebas.</text:p>
      <text:p text:style-name="P1">3. Estadísticas.</text:p>
      <text:p text:style-name="P1">4. Diseño y planificación de pruebas. Estrategias de uso común..</text:p>
      <text:p text:style-name="P1">5. Consideraciones de confidencialidad. Pruebas con datos personales.</text:p>
      <text:p text:style-name="P1">6. Automatización de pruebas. Herramientas.</text:p>
      <text:p text:style-name="P1"/>
      <text:p text:style-name="P2">UNIDAD DIDÁCTICA 6. CONTROL DE VERSIONES</text:p>
      <text:p text:style-name="P1"/>
      <text:p text:style-name="P1">1. Definición.</text:p>
      <text:p text:style-name="P1">2. Características generales.</text:p>
      <text:p text:style-name="P1">3. Tipos de control de versiones.</text:p>
      <text:p text:style-name="P1">4. Mecanismos de control de versiones</text:p>
      <text:p text:style-name="P1">5. Operaciones atómicas</text:p>
      <text:p text:style-name="P1">6. Buenas prácticas en control de versiones.</text:p>
      <text:p text:style-name="P1">7. Herramientas de control de versiones de uso común.</text:p>
      <text:p text:style-name="P1">8. Integración del control de versiones en herramientas de uso común.</text:p>
      <text:p text:style-name="P1"/>
      <text:p text:style-name="P1"/>
      <text:p text:style-name="P2">UNIDAD DIDÁCTICA 7. DOCUMENTACIÓN DE APLICACIONES WEB</text:p>
      <text:p text:style-name="P1"/>
      <text:p text:style-name="P1">1. Características generales de la documentación. Importancia en el ciclo de vida software</text:p>
      <text:p text:style-name="P1">2. Organización y estructura básica de documentos.</text:p>
      <text:p text:style-name="P1">3. Gestión de versiones de documentos.</text:p>
      <text:p text:style-name="P1">4. Tipos de documentación.</text:p>
      <text:p text:style-name="P1">5. Formatos de documentación.</text:p>
      <text:p text:style-name="P1">6. Estándares de documentación.</text:p>
      <text:p text:style-name="P1">7. Herramientas de documentación.</text:p>
      <text:p text:style-name="P1">8. Buenas prácticas en documentac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15:31:38.958000000</meta:creation-date>
    <dc:date>2022-07-23T20:30:05.228000000</dc:date>
    <meta:editing-duration>PT1H23M57S</meta:editing-duration>
    <meta:editing-cycles>14</meta:editing-cycles>
    <meta:generator>LibreOffice/7.3.4.2$Windows_x86 LibreOffice_project/728fec16bd5f605073805c3c9e7c4212a0120dc5</meta:generator>
    <meta:document-statistic meta:table-count="0" meta:image-count="0" meta:object-count="0" meta:page-count="4" meta:paragraph-count="139" meta:word-count="940" meta:character-count="6160" meta:non-whitespace-character-count="5359"/>
  </office:meta>
</office:document-meta>
</file>